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" svg:stroke-width="0.102cm" draw:marker-start-width="0.452cm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99ccff" draw:textarea-horizontal-align="justify" draw:textarea-vertical-align="middle" draw:auto-grow-height="false" fo:wrap-option="wrap"/>
    </style:style>
    <style:style style:name="gr10" style:family="graphic" style:parent-style-name="objectwithoutfill">
      <style:graphic-properties draw:stroke="solid" draw:stroke-dash="Fine_20_Dashed"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draw:stroke-dash="Fine_20_Dashed" svg:stroke-width="0.051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cc99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cc99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cc99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00ff00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00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draw:stroke-dash="Dash_20_1" svg:stroke-width="0.051cm" svg:stroke-color="#000000" draw:marker-start="" draw:marker-start-width="0.3cm" draw:marker-start-center="false" draw:marker-end="" draw:marker-end-width="0.3cm" draw:marker-end-center="false" draw:fill="none" draw:fill-color="#ffff00" draw:fill-image-width="0cm" draw:fill-image-height="0cm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draw:stroke-dash="Dash_20_1" svg:stroke-width="0.051cm" svg:stroke-color="#000000" draw:marker-start="" draw:marker-start-width="0.3cm" draw:marker-start-center="false" draw:marker-end="" draw:marker-end-width="0.3cm" draw:marker-end-center="false" draw:fill="none" draw:fill-color="#ffff00" draw:fill-image-width="0cm" draw:fill-image-height="0cm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draw:stroke-dash="Dash_20_1" svg:stroke-width="0.051cm" svg:stroke-color="#000000" draw:marker-start="" draw:marker-start-width="0.3cm" draw:marker-start-center="false" draw:marker-end="" draw:marker-end-width="0.3cm" draw:marker-end-center="false" draw:fill="none" draw:fill-color="#ffff00" draw:fill-image-width="0cm" draw:fill-image-height="0cm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00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00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solid" draw:stroke-dash="Dash_20_1" svg:stroke-width="0.051cm" svg:stroke-color="#000000" draw:marker-start="" draw:marker-start-width="0.3cm" draw:marker-start-center="false" draw:marker-end="" draw:marker-end-width="0.3cm" draw:marker-end-center="false" draw:fill="none" draw:fill-color="#ffff00" draw:fill-image-width="0cm" draw:fill-image-height="0cm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3" style:family="graphic" style:parent-style-name="standard" style:list-style-name="L1">
      <style:graphic-properties draw:stroke="solid" draw:stroke-dash="Dash_20_1" svg:stroke-width="0.051cm" svg:stroke-color="#000000" draw:marker-start="" draw:marker-start-width="0.3cm" draw:marker-start-center="false" draw:marker-end="" draw:marker-end-width="0.3cm" draw:marker-end-center="false" draw:fill="none" draw:fill-color="#ffff00" draw:fill-image-width="0cm" draw:fill-image-height="0cm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solid" draw:stroke-dash="Dash_20_1" svg:stroke-width="0.051cm" svg:stroke-color="#000000" draw:marker-start="" draw:marker-start-width="0.3cm" draw:marker-start-center="false" draw:marker-end="" draw:marker-end-width="0.3cm" draw:marker-end-center="false" draw:fill="none" draw:fill-color="#ffff00" draw:fill-image-width="0cm" draw:fill-image-height="0cm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dash" draw:stroke-dash="Fine_20_Dashed" svg:stroke-width="0.102cm" svg:stroke-color="#000000" draw:marker-start="" draw:marker-start-width="0.452cm" draw:marker-start-center="false" draw:marker-end="" draw:marker-end-width="0.452cm" draw:marker-end-center="false" draw:fill="none" draw:fill-color="#ffff00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26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00ff00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00ff00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00ff00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00ff00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00ff00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00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5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 style:list-style-name="L1">
      <style:graphic-properties draw:stroke="solid" draw:stroke-dash="Dash_20_1" svg:stroke-width="0.051cm" svg:stroke-color="#000000" draw:marker-start="" draw:marker-start-width="0.3cm" draw:marker-start-center="false" draw:marker-end="" draw:marker-end-width="0.3cm" draw:marker-end-center="false" draw:fill="none" draw:fill-color="#ffff00" draw:fill-image-width="0cm" draw:fill-image-height="0cm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9" style:family="graphic" style:parent-style-name="standard" style:list-style-name="L1">
      <style:graphic-properties draw:stroke="solid" draw:stroke-dash="Dash_20_1" svg:stroke-width="0.051cm" svg:stroke-color="#000000" draw:marker-start="" draw:marker-start-width="0.3cm" draw:marker-start-center="false" draw:marker-end="" draw:marker-end-width="0.3cm" draw:marker-end-center="false" draw:fill="none" draw:fill-color="#ffff00" draw:fill-image-width="0cm" draw:fill-image-height="0cm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0" style:family="graphic" style:parent-style-name="standard" style:list-style-name="L1">
      <style:graphic-properties draw:stroke="solid" draw:stroke-dash="Dash_20_1" svg:stroke-width="0.051cm" svg:stroke-color="#000000" draw:marker-start="" draw:marker-start-width="0.3cm" draw:marker-start-center="false" draw:marker-end="" draw:marker-end-width="0.3cm" draw:marker-end-center="false" draw:fill="none" draw:fill-color="#ffff00" draw:fill-image-width="0cm" draw:fill-image-height="0cm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1" style:family="graphic" style:parent-style-name="standard" style:list-style-name="L1">
      <style:graphic-properties draw:stroke="solid" draw:stroke-dash="Dash_20_1" svg:stroke-width="0.051cm" svg:stroke-color="#000000" draw:marker-start="" draw:marker-start-width="0.3cm" draw:marker-start-center="false" draw:marker-end="" draw:marker-end-width="0.3cm" draw:marker-end-center="false" draw:fill="none" draw:fill-color="#ffff00" draw:fill-image-width="0cm" draw:fill-image-height="0cm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2" style:family="graphic" style:parent-style-name="standard" style:list-style-name="L1">
      <style:graphic-properties draw:stroke="solid" draw:stroke-dash="Dash_20_1" svg:stroke-width="0.051cm" svg:stroke-color="#000000" draw:marker-start="" draw:marker-start-width="0.3cm" draw:marker-start-center="false" draw:marker-end="" draw:marker-end-width="0.3cm" draw:marker-end-center="false" draw:fill="none" draw:fill-color="#ffff00" draw:fill-image-width="0cm" draw:fill-image-height="0cm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3" style:family="graphic" style:parent-style-name="standard" style:list-style-name="L1">
      <style:graphic-properties draw:stroke="solid" draw:stroke-dash="Dash_20_1" svg:stroke-width="0.051cm" svg:stroke-color="#000000" draw:marker-start="" draw:marker-start-width="0.3cm" draw:marker-start-center="false" draw:marker-end="" draw:marker-end-width="0.3cm" draw:marker-end-center="false" draw:fill="none" draw:fill-color="#ffff00" draw:fill-image-width="0cm" draw:fill-image-height="0cm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4" style:family="graphic" style:parent-style-name="standard" style:list-style-name="L1">
      <style:graphic-properties draw:stroke="solid" draw:stroke-dash="Dash_20_1" svg:stroke-width="0.051cm" svg:stroke-color="#000000" draw:marker-start="" draw:marker-start-width="0.3cm" draw:marker-start-center="false" draw:marker-end="" draw:marker-end-width="0.3cm" draw:marker-end-center="false" draw:fill="none" draw:fill-color="#ffff00" draw:fill-image-width="0cm" draw:fill-image-height="0cm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5" style:family="graphic" style:parent-style-name="standard" style:list-style-name="L1">
      <style:graphic-properties draw:stroke="solid" draw:stroke-dash="Dash_20_1" svg:stroke-width="0.051cm" svg:stroke-color="#000000" draw:marker-start="" draw:marker-start-width="0.3cm" draw:marker-start-center="false" draw:marker-end="" draw:marker-end-width="0.3cm" draw:marker-end-center="false" draw:fill="none" draw:fill-color="#ffff00" draw:fill-image-width="0cm" draw:fill-image-height="0cm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6" style:family="graphic" style:parent-style-name="standard" style:list-style-name="L1">
      <style:graphic-properties draw:stroke="solid" draw:stroke-dash="Dash_20_1" svg:stroke-width="0.051cm" svg:stroke-color="#000000" draw:marker-start="" draw:marker-start-width="0.3cm" draw:marker-start-center="false" draw:marker-end="" draw:marker-end-width="0.3cm" draw:marker-end-center="false" draw:fill="none" draw:fill-color="#ffff00" draw:fill-image-width="0cm" draw:fill-image-height="0cm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7" style:family="graphic" style:parent-style-name="standard" style:list-style-name="L1">
      <style:graphic-properties draw:stroke="solid" draw:stroke-dash="Dash_20_1" svg:stroke-width="0.051cm" svg:stroke-color="#000000" draw:marker-start="" draw:marker-start-width="0.3cm" draw:marker-start-center="false" draw:marker-end="" draw:marker-end-width="0.3cm" draw:marker-end-center="false" draw:fill="none" draw:fill-color="#ffff00" draw:fill-image-width="0cm" draw:fill-image-height="0cm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8" style:family="graphic" style:parent-style-name="standard" style:list-style-name="L1">
      <style:graphic-properties draw:stroke="solid" draw:stroke-dash="Dash_20_1" svg:stroke-width="0.051cm" svg:stroke-color="#000000" draw:marker-start="" draw:marker-start-width="0.3cm" draw:marker-start-center="false" draw:marker-end="" draw:marker-end-width="0.3cm" draw:marker-end-center="false" draw:fill="none" draw:fill-color="#ffff00" draw:fill-image-width="0cm" draw:fill-image-height="0cm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9" style:family="graphic" style:parent-style-name="standard" style:list-style-name="L1">
      <style:graphic-properties draw:stroke="solid" draw:stroke-dash="Dash_20_1" svg:stroke-width="0.051cm" svg:stroke-color="#000000" draw:marker-start="" draw:marker-start-width="0.3cm" draw:marker-start-center="false" draw:marker-end="" draw:marker-end-width="0.3cm" draw:marker-end-center="false" draw:fill="none" draw:fill-color="#ffff00" draw:fill-image-width="0cm" draw:fill-image-height="0cm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50" style:family="graphic" style:parent-style-name="standard" style:list-style-name="L1">
      <style:graphic-properties draw:stroke="solid" draw:stroke-dash="Fine_20_Dashed" svg:stroke-width="0.051cm" svg:stroke-color="#000000" draw:marker-start="" draw:marker-start-width="0.376cm" draw:marker-start-center="false" draw:marker-end="" draw:marker-end-width="0.376cm" draw:marker-end-center="false" draw:fill="none" draw:fill-color="#ffff00" draw:fill-image-width="0cm" draw:fill-image-height="0cm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51" style:family="graphic" style:parent-style-name="standard" style:list-style-name="L1">
      <style:graphic-properties draw:stroke="solid" draw:stroke-dash="Fine_20_Dashed" svg:stroke-width="0.051cm" svg:stroke-color="#000000" draw:marker-start="" draw:marker-start-width="0.376cm" draw:marker-start-center="false" draw:marker-end="" draw:marker-end-width="0.376cm" draw:marker-end-center="false" draw:fill="none" draw:fill-color="#ffff00" draw:fill-image-width="0cm" draw:fill-image-height="0cm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52" style:family="graphic" style:parent-style-name="standard" style:list-style-name="L1">
      <style:graphic-properties draw:stroke="solid" draw:stroke-dash="Fine_20_Dashed" svg:stroke-width="0.051cm" svg:stroke-color="#000000" draw:marker-start="" draw:marker-start-width="0.3cm" draw:marker-start-center="false" draw:marker-end="" draw:marker-end-width="0.3cm" draw:marker-end-center="false" draw:fill="none" draw:fill-color="#ffff00" draw:fill-image-width="0cm" draw:fill-image-height="0cm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53" style:family="graphic" style:parent-style-name="standard" style:list-style-name="L1">
      <style:graphic-properties draw:stroke="solid" draw:stroke-dash="Fine_20_Dashed" svg:stroke-width="0.051cm" svg:stroke-color="#000000" draw:marker-start="" draw:marker-start-width="0.3cm" draw:marker-start-center="false" draw:marker-end="" draw:marker-end-width="0.3cm" draw:marker-end-center="false" draw:fill="none" draw:fill-color="#ffff00" draw:fill-image-width="0cm" draw:fill-image-height="0cm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54" style:family="graphic" style:parent-style-name="standard">
      <style:graphic-properties draw:stroke="none" draw:stroke-dash="Fine_20_Dashed" svg:stroke-width="0.051cm" svg:stroke-color="#000000" draw:fill="none" draw:fill-color="#ffffff" fo:min-height="6.7cm" fo:padding-top="0.15cm" fo:padding-bottom="0.15cm" fo:padding-left="0.275cm" fo:padding-right="0.275cm"/>
    </style:style>
    <style:style style:name="gr55" style:family="graphic" style:parent-style-name="objectwithoutfill">
      <style:graphic-properties draw:stroke="solid" draw:stroke-dash="Fine_20_Dashed" svg:stroke-width="0.051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'DejaVu Sans'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4pt" style:font-style-asian="normal" style:font-weight-asian="normal" style:font-family-complex="'DejaVu Sans'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8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'DejaVu Sans'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9" style:family="paragraph"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style:use-window-font-color="true" style:text-outline="false" style:text-line-through-style="none" fo:font-family="'DejaVu Sans'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4pt" style:font-style-asian="normal" style:font-weight-asian="normal" style:font-family-complex="'DejaVu Sans'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'DejaVu Sans'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8cm" svg:height="2cm" svg:x="22.5cm" svg:y="23cm">
          <text:p text:style-name="P1"><text:span text:style-name="T1">Controller &amp;</text:span></text:p>
          <text:p text:style-name="P1"><text:span text:style-name="T1"><text:s/></text:span><text:span text:style-name="T1">Brake Serv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2cm" svg:x="13cm" svg:y="23cm">
          <text:p text:style-name="P1"><text:span text:style-name="T1">C1 Motor Controller</text:span></text:p>
          <text:p text:style-name="P1"><text:span text:style-name="T1"><text:s/></text:span><text:span text:style-name="T1">&amp; hub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2cm" svg:x="3.5cm" svg:y="23cm">
          <text:p text:style-name="P1"><text:span text:style-name="T1">Controller &amp;</text:span></text:p>
          <text:p text:style-name="P1"><text:span text:style-name="T1">Steering Serv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44cm" svg:height="2.4cm" svg:x="14.056cm" svg:y="18.1cm">
          <text:p text:style-name="P1"><text:span text:style-name="T1">C2 Manual and</text:span></text:p>
          <text:p text:style-name="P1"><text:span text:style-name="T1"><text:s/></text:span><text:span text:style-name="T1">Cruise Control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2cm" svg:x="24cm" svg:y="18cm">
          <text:p text:style-name="P1"><text:span text:style-name="T1">Control Panel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9.5cm" svg:y1="19cm" svg:x2="24cm" svg:y2="19cm">
          <text:p text:style-name="P2"><text:span text:style-name="T1"/></text:p>
          <text:p text:style-name="P2"><text:span text:style-name="T1">X1:DB25</text:span></text:p>
        </draw:line>
        <draw:line draw:style-name="gr4" draw:text-style-name="P3" draw:layer="layout" svg:x1="10.5cm" svg:y1="20cm" svg:x2="14cm" svg:y2="20cm">
          <text:p text:style-name="P2"><text:span text:style-name="T1"/></text:p>
          <text:p text:style-name="P2"><text:span text:style-name="T1">X4:DB9</text:span></text:p>
        </draw:line>
        <draw:line draw:style-name="gr4" draw:text-style-name="P3" draw:layer="layout" svg:x1="19.5cm" svg:y1="20cm" svg:x2="23.5cm" svg:y2="20cm">
          <text:p text:style-name="P2"><text:span text:style-name="T1"/></text:p>
          <text:p text:style-name="P2"><text:span text:style-name="T1">X5:DB9</text:span></text:p>
        </draw:line>
        <draw:custom-shape draw:style-name="gr3" draw:text-style-name="P1" draw:layer="layout" svg:width="3.5cm" svg:height="1.5cm" svg:x="16cm" svg:y="21cm">
          <text:p text:style-name="P1"><text:span text:style-name="T1">Joystick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2cm" svg:x="5.5cm" svg:y="18cm">
          <text:p text:style-name="P1"><text:span text:style-name="T1">Remote Control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5cm" svg:y1="19cm" svg:x2="14cm" svg:y2="19cm">
          <text:p text:style-name="P2"><text:span text:style-name="T1">Radio to</text:span></text:p>
          <text:p text:style-name="P2"><text:span text:style-name="T1">RC Shield</text:span></text:p>
        </draw:line>
        <draw:line draw:style-name="gr4" draw:text-style-name="P3" draw:layer="layout" svg:x1="15.5cm" svg:y1="20.5cm" svg:x2="15.5cm" svg:y2="23cm">
          <text:p text:style-name="P2"><text:span text:style-name="T1"/></text:p>
          <text:p text:style-name="P2"><text:span text:style-name="T1">X3:DB15</text:span></text:p>
        </draw:line>
        <draw:line draw:style-name="gr5" draw:text-style-name="P2" draw:layer="layout" svg:x1="16cm" svg:y1="22cm" svg:x2="15.5cm" svg:y2="22cm">
          <text:p/>
        </draw:line>
        <draw:line draw:style-name="gr6" draw:text-style-name="P2" draw:layer="layout" svg:x1="1.5cm" svg:y1="17cm" svg:x2="36cm" svg:y2="17cm">
          <text:p text:style-name="P2">High-Level Control</text:p>
          <text:p text:style-name="P2">Low-Level Control</text:p>
        </draw:line>
        <draw:custom-shape draw:style-name="gr2" draw:text-style-name="P1" draw:layer="layout" svg:width="5.444cm" svg:height="2.4cm" svg:x="9cm" svg:y="13.5cm">
          <text:p text:style-name="P1"><text:span text:style-name="T1">C3 Pilo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44cm" svg:height="2.4cm" svg:x="14.056cm" svg:y="7.6cm">
          <text:p text:style-name="P1"><text:span text:style-name="T1">C6 Navig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44cm" svg:height="2.4cm" svg:x="7cm" svg:y="7.6cm">
          <text:p text:style-name="P1"><text:span text:style-name="T1">C4 Path Plann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44cm" svg:height="2.4cm" svg:x="10.056cm" svg:y="2.999cm">
          <text:p text:style-name="P1"><text:span text:style-name="T1">C7 Vis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44cm" svg:height="2.4cm" svg:x="17.056cm" svg:y="3cm">
          <text:p text:style-name="P1"><text:span text:style-name="T1">C5 Sonar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5cm" svg:height="2cm" svg:x="0.5cm" svg:y="8cm">
          <text:p text:style-name="P1"><text:span text:style-name="T1">Map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cm" svg:height="2cm" svg:x="25cm" svg:y="10cm">
          <text:p text:style-name="P1"><text:span text:style-name="T1">Inertial Navigation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cm" svg:height="2cm" svg:x="25cm" svg:y="7cm">
          <text:p text:style-name="P1"><text:span text:style-name="T1">GPS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cm" svg:height="2cm" svg:x="25cm" svg:y="13cm">
          <text:p text:style-name="P1"><text:span text:style-name="T1">Optical Odometer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cm" svg:height="2cm" svg:x="0.5cm" svg:y="14cm">
          <text:p text:style-name="P1"><text:span text:style-name="T1">Hall Odometer</text:span></text:p>
          <text:p text:style-name="P1"><text:span text:style-name="T1">(Cyclometer)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cm" svg:height="2.001cm" svg:x="25cm" svg:y="3.499cm">
          <text:p text:style-name="P1"><text:span text:style-name="T1">Sonar Array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cm" svg:height="2.001cm" svg:x="0.556cm" svg:y="3.499cm">
          <text:p text:style-name="P1"><text:span text:style-name="T1">Web Camera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5cm" svg:y1="15cm" svg:x2="9cm" svg:y2="15cm">
          <text:p text:style-name="P2"><text:span text:style-name="T1">Audio</text:span></text:p>
          <text:p text:style-name="P2"><text:span text:style-name="T1">Jack</text:span></text:p>
        </draw:line>
        <draw:line draw:style-name="gr5" draw:text-style-name="P2" draw:layer="layout" svg:x1="15.5cm" svg:y1="15.5cm" svg:x2="14.5cm" svg:y2="15.5cm">
          <text:p/>
        </draw:line>
        <draw:line draw:style-name="gr4" draw:text-style-name="P3" draw:layer="layout" svg:x1="18cm" svg:y1="5.5cm" svg:x2="18cm" svg:y2="7.5cm">
          <text:p text:style-name="P2"><text:span text:style-name="T1"/></text:p>
          <text:p text:style-name="P2"><text:span text:style-name="T1">J2:RJ45</text:span></text:p>
        </draw:line>
        <draw:line draw:style-name="gr4" draw:text-style-name="P3" draw:layer="layout" svg:x1="12.5cm" svg:y1="9cm" svg:x2="14cm" svg:y2="9cm">
          <text:p text:style-name="P2"><text:span text:style-name="T1"/></text:p>
          <text:p text:style-name="P2"><text:span text:style-name="T1">J1</text:span></text:p>
        </draw:line>
        <draw:line draw:style-name="gr4" draw:text-style-name="P3" draw:layer="layout" svg:x1="5cm" svg:y1="9cm" svg:x2="7cm" svg:y2="9cm">
          <text:p text:style-name="P2"><text:span text:style-name="T1"/></text:p>
          <text:p text:style-name="P2"><text:span text:style-name="T1">SD card</text:span></text:p>
        </draw:line>
        <draw:line draw:style-name="gr4" draw:text-style-name="P3" draw:layer="layout" svg:x1="15cm" svg:y1="5.5cm" svg:x2="15cm" svg:y2="7.5cm">
          <text:p text:style-name="P2"><text:span text:style-name="T1"/></text:p>
          <text:p text:style-name="P2"><text:span text:style-name="T1">USB</text:span></text:p>
        </draw:line>
        <draw:line draw:style-name="gr4" draw:text-style-name="P3" draw:layer="layout" svg:x1="22.5cm" svg:y1="4.5cm" svg:x2="25cm" svg:y2="4.5cm">
          <text:p text:style-name="P2"><text:span text:style-name="T1"/></text:p>
          <text:p text:style-name="P2"><text:span text:style-name="T1">PCB</text:span></text:p>
        </draw:line>
        <draw:line draw:style-name="gr4" draw:text-style-name="P3" draw:layer="layout" svg:x1="6.556cm" svg:y1="4.499cm" svg:x2="10.056cm" svg:y2="4.499cm">
          <text:p text:style-name="P2"><text:span text:style-name="T1"/></text:p>
          <text:p text:style-name="P2"><text:span text:style-name="T1">Ribbon</text:span></text:p>
        </draw:line>
        <draw:line draw:style-name="gr4" draw:text-style-name="P3" draw:layer="layout" svg:x1="19cm" svg:y1="11cm" svg:x2="25cm" svg:y2="11cm">
          <text:p text:style-name="P2"><text:span text:style-name="T1"/></text:p>
          <text:p text:style-name="P2"><text:span text:style-name="T1">On PCB</text:span></text:p>
        </draw:line>
        <draw:line draw:style-name="gr4" draw:text-style-name="P3" draw:layer="layout" svg:x1="18cm" svg:y1="13.5cm" svg:x2="25cm" svg:y2="13.5cm">
          <text:p text:style-name="P3"/>
          <text:p text:style-name="P3">Wired</text:p>
        </draw:line>
        <draw:line draw:style-name="gr4" draw:text-style-name="P3" draw:layer="layout" svg:x1="19.5cm" svg:y1="8cm" svg:x2="25cm" svg:y2="8cm">
          <text:p text:style-name="P2"><text:span text:style-name="T1"/></text:p>
          <text:p text:style-name="P2"><text:span text:style-name="T1">Shield</text:span></text:p>
        </draw:line>
        <draw:line draw:style-name="gr4" draw:text-style-name="P4" draw:layer="layout" svg:x1="15.5cm" svg:y1="10cm" svg:x2="15.5cm" svg:y2="18cm">
          <text:p text:style-name="P2"><text:span text:style-name="T2"/></text:p>
          <text:p text:style-name="P2"><text:span text:style-name="T2">X2:DB25</text:span></text:p>
        </draw:line>
        <draw:line draw:style-name="gr10" draw:text-style-name="P2" draw:layer="layout" svg:x1="19cm" svg:y1="11cm" svg:x2="19cm" svg:y2="10cm">
          <text:p/>
        </draw:line>
        <draw:line draw:style-name="gr10" draw:text-style-name="P2" draw:layer="layout" svg:x1="18cm" svg:y1="13.5cm" svg:x2="18cm" svg:y2="10cm">
          <text:p/>
        </draw:line>
        <draw:line draw:style-name="gr11" draw:text-style-name="P2" draw:layer="layout" svg:x1="10.5cm" svg:y1="20cm" svg:x2="10.5cm" svg:y2="23cm">
          <text:p/>
        </draw:line>
        <draw:line draw:style-name="gr11" draw:text-style-name="P2" draw:layer="layout" svg:x1="23.5cm" svg:y1="20cm" svg:x2="23.5cm" svg:y2="23cm">
          <text:p/>
        </draw:line>
      </draw:page>
      <draw:page draw:name="page2" draw:style-name="dp1" draw:master-page-name="Default">
        <office:forms form:automatic-focus="false" form:apply-design-mode="false"/>
        <draw:custom-shape draw:style-name="gr12" draw:text-style-name="P5" draw:layer="layout" svg:width="9.803cm" svg:height="2cm" svg:x="28.957cm" svg:y="22.001cm">
          <text:p text:style-name="P5"><text:span text:style-name="T3">Controller &amp;</text:span></text:p>
          <text:p text:style-name="P5"><text:span text:style-name="T3"><text:s/></text:span><text:span text:style-name="T3">Brake Servo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803cm" svg:height="2cm" svg:x="17.317cm" svg:y="22.001cm">
          <text:p text:style-name="P5"><text:span text:style-name="T3">C1 Motor Controller</text:span></text:p>
          <text:p text:style-name="P5"><text:span text:style-name="T3"><text:s/></text:span><text:span text:style-name="T3">&amp; hub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9.803cm" svg:height="2cm" svg:x="5.676cm" svg:y="22.001cm">
          <text:p text:style-name="P5"><text:span text:style-name="T3">Controller &amp;</text:span></text:p>
          <text:p text:style-name="P5"><text:span text:style-name="T3">Steering Servo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6.671cm" svg:height="2.4cm" svg:x="18.611cm" svg:y="17.101cm">
          <text:p text:style-name="P5"><text:span text:style-name="T3">C2 Manual and</text:span></text:p>
          <text:p text:style-name="P5"><text:span text:style-name="T3"><text:s/></text:span><text:span text:style-name="T3">Cruise Control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4.901cm" svg:height="2cm" svg:x="30.796cm" svg:y="17.001cm">
          <text:p text:style-name="P5"><text:span text:style-name="T3">Control Panel</text:span></text:p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25.282cm" svg:y1="18.001cm" svg:x2="30.796cm" svg:y2="18.001cm">
          <text:p text:style-name="P6"><text:span text:style-name="T3"/></text:p>
          <text:p text:style-name="P6"><text:span text:style-name="T3">X1:DB25</text:span></text:p>
        </draw:line>
        <draw:line draw:style-name="gr18" draw:text-style-name="P5" draw:layer="layout" svg:x1="14.254cm" svg:y1="19.001cm" svg:x2="18.543cm" svg:y2="19.001cm">
          <text:p text:style-name="P6"><text:span text:style-name="T3"/></text:p>
          <text:p text:style-name="P6"><text:span text:style-name="T3">X4:DB9</text:span></text:p>
        </draw:line>
        <draw:line draw:style-name="gr19" draw:text-style-name="P5" draw:layer="layout" svg:x1="25.282cm" svg:y1="19.001cm" svg:x2="30.183cm" svg:y2="19.001cm">
          <text:p text:style-name="P6"><text:span text:style-name="T3"/></text:p>
          <text:p text:style-name="P6"><text:span text:style-name="T3">X5:DB9</text:span></text:p>
        </draw:line>
        <draw:custom-shape draw:style-name="gr20" draw:text-style-name="P5" draw:layer="layout" svg:width="4.289cm" svg:height="1.5cm" svg:x="20.993cm" svg:y="20.001cm">
          <text:p text:style-name="P5"><text:span text:style-name="T3">Joystick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4.901cm" svg:height="2cm" svg:x="8.127cm" svg:y="17.001cm">
          <text:p text:style-name="P5"><text:span text:style-name="T3">Remote Control</text:span></text:p>
          <draw:enhanced-geometry svg:viewBox="0 0 21600 21600" draw:type="rectangle" draw:enhanced-path="M 0 0 L 21600 0 21600 21600 0 21600 0 0 Z N"/>
        </draw:custom-shape>
        <draw:line draw:style-name="gr22" draw:text-style-name="P5" draw:layer="layout" svg:x1="13.028cm" svg:y1="18.001cm" svg:x2="18.542cm" svg:y2="18.001cm">
          <text:p text:style-name="P6"><text:span text:style-name="T3">Radio to</text:span></text:p>
          <text:p text:style-name="P6"><text:span text:style-name="T3">RC Shield</text:span></text:p>
        </draw:line>
        <draw:line draw:style-name="gr23" draw:text-style-name="P5" draw:layer="layout" svg:x1="20.38cm" svg:y1="19.501cm" svg:x2="20.38cm" svg:y2="22.001cm">
          <text:p text:style-name="P6"><text:span text:style-name="T3"/></text:p>
          <text:p text:style-name="P6"><text:span text:style-name="T3">X3:DB15</text:span></text:p>
        </draw:line>
        <draw:line draw:style-name="gr24" draw:text-style-name="P7" draw:layer="layout" svg:x1="20.993cm" svg:y1="21.001cm" svg:x2="20.38cm" svg:y2="21.001cm">
          <text:p/>
        </draw:line>
        <draw:line draw:style-name="gr25" draw:text-style-name="P7" draw:layer="layout" svg:x1="3.225cm" svg:y1="16.001cm" svg:x2="45.5cm" svg:y2="16.001cm">
          <text:p text:style-name="P6"><text:span text:style-name="T4">High-Level Control</text:span></text:p>
          <text:p text:style-name="P6"><text:span text:style-name="T4">Low-Level Control</text:span></text:p>
        </draw:line>
        <draw:custom-shape draw:style-name="gr26" draw:text-style-name="P5" draw:layer="layout" svg:width="6.67cm" svg:height="2.4cm" svg:x="12.416cm" svg:y="12.501cm">
          <text:p text:style-name="P5"><text:span text:style-name="T3">C3 Pilot</text:span>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6.671cm" svg:height="2.4cm" svg:x="18.611cm" svg:y="6.601cm">
          <text:p text:style-name="P5"><text:span text:style-name="T3">C6 Navigator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6.671cm" svg:height="2.4cm" svg:x="9.964cm" svg:y="6.601cm">
          <text:p text:style-name="P5"><text:span text:style-name="T3">C4 Path Planner</text:span>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6.671cm" svg:height="2.4cm" svg:x="13.709cm" svg:y="2cm">
          <text:p text:style-name="P5"><text:span text:style-name="T3">C7 Vis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6.671cm" svg:height="2.4cm" svg:x="22.286cm" svg:y="2.001cm">
          <text:p text:style-name="P5"><text:span text:style-name="T3">C5 Sonar</text:span></text:p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5.514cm" svg:height="2cm" svg:x="2cm" svg:y="7.001cm">
          <text:p text:style-name="P5"><text:span text:style-name="T3">Map</text:span>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7.352cm" svg:height="2cm" svg:x="32.021cm" svg:y="9.001cm">
          <text:p text:style-name="P5"><text:span text:style-name="T3">Inertial Navigation</text:span></text:p>
          <text:p text:style-name="P5"><text:span text:style-name="T3">Unit</text:span></text:p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7.352cm" svg:height="2cm" svg:x="32.021cm" svg:y="6.001cm">
          <text:p text:style-name="P5"><text:span text:style-name="T3">GPS</text:span></text:p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7.352cm" svg:height="2cm" svg:x="32.021cm" svg:y="12.001cm">
          <text:p text:style-name="P5"><text:span text:style-name="T3">Optical Odometer</text:span></text:p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7.352cm" svg:height="2cm" svg:x="2cm" svg:y="13.001cm">
          <text:p text:style-name="P5"><text:span text:style-name="T3">Hall Odometer</text:span></text:p>
          <text:p text:style-name="P5"><text:span text:style-name="T3">(Cyclometer)</text:span></text:p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7.352cm" svg:height="2.001cm" svg:x="32.021cm" svg:y="2.5cm">
          <text:p text:style-name="P5"><text:span text:style-name="T3">Sonar Array</text:span></text:p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7.352cm" svg:height="2.001cm" svg:x="2.069cm" svg:y="2.5cm">
          <text:p text:style-name="P5"><text:span text:style-name="T3">Web Camera</text:span></text:p>
          <draw:enhanced-geometry svg:viewBox="0 0 21600 21600" draw:type="rectangle" draw:enhanced-path="M 0 0 L 21600 0 21600 21600 0 21600 0 0 Z N"/>
        </draw:custom-shape>
        <draw:line draw:style-name="gr38" draw:text-style-name="P5" draw:layer="layout" svg:x1="9.352cm" svg:y1="14.001cm" svg:x2="12.415cm" svg:y2="14.001cm">
          <text:p text:style-name="P6"><text:span text:style-name="T3">Audio</text:span></text:p>
          <text:p text:style-name="P6"><text:span text:style-name="T3">Jack</text:span></text:p>
        </draw:line>
        <draw:line draw:style-name="gr39" draw:text-style-name="P7" draw:layer="layout" svg:x1="20.38cm" svg:y1="14.501cm" svg:x2="19.155cm" svg:y2="14.501cm">
          <text:p/>
        </draw:line>
        <draw:line draw:style-name="gr40" draw:text-style-name="P5" draw:layer="layout" svg:x1="23.444cm" svg:y1="4.501cm" svg:x2="23.444cm" svg:y2="6.501cm">
          <text:p text:style-name="P6"><text:span text:style-name="T3"/></text:p>
          <text:p text:style-name="P6"><text:span text:style-name="T3">J2:RJ45</text:span></text:p>
        </draw:line>
        <draw:line draw:style-name="gr41" draw:text-style-name="P5" draw:layer="layout" svg:x1="16.704cm" svg:y1="8.001cm" svg:x2="18.542cm" svg:y2="8.001cm">
          <text:p text:style-name="P6"><text:span text:style-name="T3"/></text:p>
          <text:p text:style-name="P6"><text:span text:style-name="T3">J1</text:span></text:p>
        </draw:line>
        <draw:line draw:style-name="gr42" draw:text-style-name="P5" draw:layer="layout" svg:x1="7.514cm" svg:y1="8.001cm" svg:x2="9.965cm" svg:y2="8.001cm">
          <text:p text:style-name="P6"><text:span text:style-name="T3"/></text:p>
          <text:p text:style-name="P6"><text:span text:style-name="T3">SD card</text:span></text:p>
        </draw:line>
        <draw:line draw:style-name="gr43" draw:text-style-name="P5" draw:layer="layout" svg:x1="19.768cm" svg:y1="4.501cm" svg:x2="19.768cm" svg:y2="6.501cm">
          <text:p text:style-name="P6"><text:span text:style-name="T3"/></text:p>
          <text:p text:style-name="P6"><text:span text:style-name="T3">USB</text:span></text:p>
        </draw:line>
        <draw:line draw:style-name="gr44" draw:text-style-name="P5" draw:layer="layout" svg:x1="28.958cm" svg:y1="3.501cm" svg:x2="32.021cm" svg:y2="3.501cm">
          <text:p text:style-name="P6"><text:span text:style-name="T3"/></text:p>
          <text:p text:style-name="P6"><text:span text:style-name="T3">PCB</text:span></text:p>
        </draw:line>
        <draw:line draw:style-name="gr45" draw:text-style-name="P5" draw:layer="layout" svg:x1="9.421cm" svg:y1="3.5cm" svg:x2="13.71cm" svg:y2="3.5cm">
          <text:p text:style-name="P6"><text:span text:style-name="T3"/></text:p>
          <text:p text:style-name="P6"><text:span text:style-name="T3">Ribbon</text:span></text:p>
        </draw:line>
        <draw:line draw:style-name="gr46" draw:text-style-name="P5" draw:layer="layout" svg:x1="24.669cm" svg:y1="10.001cm" svg:x2="32.021cm" svg:y2="10.001cm">
          <text:p text:style-name="P6"><text:span text:style-name="T3"/></text:p>
          <text:p text:style-name="P6"><text:span text:style-name="T3">On PCB</text:span></text:p>
        </draw:line>
        <draw:line draw:style-name="gr47" draw:text-style-name="P5" draw:layer="layout" svg:x1="23.444cm" svg:y1="12.501cm" svg:x2="32.021cm" svg:y2="12.501cm">
          <text:p text:style-name="P6"><text:span text:style-name="T3"/></text:p>
          <text:p text:style-name="P6"><text:span text:style-name="T3">Wired</text:span></text:p>
        </draw:line>
        <draw:line draw:style-name="gr48" draw:text-style-name="P5" draw:layer="layout" svg:x1="25.282cm" svg:y1="7.001cm" svg:x2="32.021cm" svg:y2="7.001cm">
          <text:p text:style-name="P6"><text:span text:style-name="T3"/></text:p>
          <text:p text:style-name="P6"><text:span text:style-name="T3">Shield</text:span></text:p>
        </draw:line>
        <draw:line draw:style-name="gr49" draw:text-style-name="P8" draw:layer="layout" svg:x1="20.38cm" svg:y1="9.001cm" svg:x2="20.38cm" svg:y2="17.001cm">
          <text:p text:style-name="P6"><text:span text:style-name="T5"/></text:p>
          <text:p text:style-name="P6"><text:span text:style-name="T5">X2:DB25</text:span></text:p>
        </draw:line>
        <draw:line draw:style-name="gr50" draw:text-style-name="P7" draw:layer="layout" svg:x1="24.669cm" svg:y1="10.001cm" svg:x2="24.669cm" svg:y2="9.001cm">
          <text:p/>
        </draw:line>
        <draw:line draw:style-name="gr51" draw:text-style-name="P7" draw:layer="layout" svg:x1="23.444cm" svg:y1="12.501cm" svg:x2="23.444cm" svg:y2="9.001cm">
          <text:p/>
        </draw:line>
        <draw:line draw:style-name="gr52" draw:text-style-name="P7" draw:layer="layout" svg:x1="14.254cm" svg:y1="19.001cm" svg:x2="14.254cm" svg:y2="22.001cm">
          <text:p/>
        </draw:line>
        <draw:line draw:style-name="gr53" draw:text-style-name="P7" draw:layer="layout" svg:x1="30.183cm" svg:y1="19.001cm" svg:x2="30.183cm" svg:y2="22.001cm">
          <text:p/>
        </draw:line>
      </draw:page>
      <draw:page draw:name="page3" draw:style-name="dp1" draw:master-page-name="Default">
        <office:forms form:automatic-focus="false" form:apply-design-mode="false"/>
        <draw:frame draw:style-name="gr54" draw:text-style-name="P9" draw:layer="layout" svg:width="22cm" svg:height="9.882cm" svg:x="2cm" svg:y="1cm">
          <draw:text-box>
            <text:p text:style-name="P9">Notes: </text:p>
            <text:list text:style-name="L1">
              <text:list-item>
                <text:p text:style-name="P9">Illustrations created with OpenOffice Draw</text:p>
              </text:list-item>
              <text:list-item>
                <text:p text:style-name="P9">Edit these illustrations as an .ODG file</text:p>
              </text:list-item>
              <text:list-item>
                <text:p text:style-name="P9">The first page is aligned to a grid and is easier to edit </text:p>
              </text:list-item>
              <text:list-item>
                <text:p text:style-name="P9">The second page is stretched to better fit a 16:9 screen; It is not aligned to a grid</text:p>
              </text:list-item>
              <text:list-item>
                <text:p text:style-name="P9">All text is part of an illustration object and not an individual text box</text:p>
              </text:list-item>
              <text:list-item>
                <text:p text:style-name="P9">All text is 14-point minimum for better readability on an overhead slide</text:p>
              </text:list-item>
              <text:list-item>
                <text:p text:style-name="P9">All text along lines has a preceding carriage return to allow it to “hang”:</text:p>
              </text:list-item>
            </text:list>
            <text:p text:style-name="P9"/>
          </draw:text-box>
        </draw:frame>
        <draw:line draw:style-name="gr55" draw:text-style-name="P10" draw:layer="layout" svg:x1="3cm" svg:y1="11cm" svg:x2="8cm" svg:y2="11cm">
          <text:p text:style-name="P10">No CR Text</text:p>
        </draw:line>
        <draw:line draw:style-name="gr55" draw:text-style-name="P10" draw:layer="layout" svg:x1="11cm" svg:y1="11cm" svg:x2="16cm" svg:y2="11cm">
          <text:p text:style-name="P10">CR</text:p>
          <text:p text:style-name="P10"><text:s/>Text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measure-vertical-align="center" draw:parallel="tru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4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6.228cm" fo:page-height="26.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meta:initial-creator>Tyler Folsom</meta:initial-creator>
    <meta:creation-date>2007-10-18T14:30:09</meta:creation-date>
    <dc:date>2016-12-10T13:30:25.50</dc:date>
    <dc:language>en-CA</dc:language>
    <meta:editing-cycles>35</meta:editing-cycles>
    <meta:editing-duration>PT11H25M37S</meta:editing-duration>
    <dc:creator>Joe Breithaupt</dc:creator>
    <meta:document-statistic meta:object-count="87"/>
    <meta:user-defined meta:name="Info 1"/>
    <meta:user-defined meta:name="Info 2"/>
    <meta:user-defined meta:name="Info 3"/>
    <meta:user-defined meta:name="Info 4"/>
  </office:meta>
</office:document-meta>
</file>